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74">
            <text:p>1,74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74">
            <text:p>1,74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81">
            <text:p>1,81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13">
            <text:p>2,13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3.09">
            <text:p>3,0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5:31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5:28:42.41</meta:creation-date>
    <dc:date>2022-02-13T15:31:59.06</dc:date>
    <meta:editing-duration>PT3M17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